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57in"/>
    </style:style>
    <style:style style:name="co2" style:family="table-column">
      <style:table-column-properties fo:break-before="auto" style:column-width="2.361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33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ex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ORLDLOC_DENERIM</text:p>
          </table:table-cell>
          <table:table-cell table:style-name="ce1" office:value-type="string">
            <text:p>Denerim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>
            <text:p>WORLDLOC_MIDIAN</text:p>
          </table:table-cell>
          <table:table-cell table:style-name="ce1" office:value-type="string">
            <text:p>Midian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>
            <text:p>WORLDLOC_TOWEROFINCULCATION</text:p>
          </table:table-cell>
          <table:table-cell table:style-name="ce1" office:value-type="string">
            <text:p>The Tower of Inculcation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>
            <text:p>WORLDLOC_THEKHOSH</text:p>
          </table:table-cell>
          <table:table-cell table:style-name="ce1" office:value-type="string">
            <text:p>The Khosh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>
            <text:p>WORLDLOC_FAIN</text:p>
          </table:table-cell>
          <table:table-cell table:style-name="ce1" office:value-type="string">
            <text:p>Fain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>
            <text:p>WORLDLOC_DARAT</text:p>
          </table:table-cell>
          <table:table-cell table:style-name="ce1" office:value-type="string">
            <text:p>Darat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>
            <text:p>WORLDLOC_HALEAH</text:p>
          </table:table-cell>
          <table:table-cell table:style-name="ce1" office:value-type="string">
            <text:p>Haleah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>
            <text:p>WORLDLOC_DAS</text:p>
          </table:table-cell>
          <table:table-cell table:style-name="ce1" office:value-type="string">
            <text:p>Das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>
            <text:p>WORLDLOC_PADUN</text:p>
          </table:table-cell>
          <table:table-cell table:style-name="ce1" office:value-type="string">
            <text:p>Padun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>
            <text:p>WORLDLOC_LASTTOWNS</text:p>
          </table:table-cell>
          <table:table-cell table:style-name="ce1" office:value-type="string">
            <text:p>The Last Towns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>
            <text:p>WORLDLOC_ICHIM</text:p>
          </table:table-cell>
          <table:table-cell table:style-name="ce1" office:value-type="string">
            <text:p>Ichim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>
            <text:p>WORLDLOC_RUN</text:p>
          </table:table-cell>
          <table:table-cell table:style-name="ce1" office:value-type="string">
            <text:p>The Run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>
            <text:p>WORLDLOC_SUWERO</text:p>
          </table:table-cell>
          <table:table-cell table:style-name="ce1" office:value-type="string">
            <text:p>Suwero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>
            <text:p>WORLDLOC_INCOT</text:p>
          </table:table-cell>
          <table:table-cell table:style-name="ce1" office:value-type="string">
            <text:p>Incot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>
            <text:p>WORLDLOC_MARRECO</text:p>
          </table:table-cell>
          <table:table-cell table:style-name="ce1" office:value-type="string">
            <text:p>Marreco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>
            <text:p>WORLDLOC_PELL</text:p>
          </table:table-cell>
          <table:table-cell table:style-name="ce1" office:value-type="string">
            <text:p>The Pell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>
            <text:p>WORLDLOC_APHOS</text:p>
          </table:table-cell>
          <table:table-cell table:style-name="ce1" office:value-type="string">
            <text:p>Aphos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>
            <text:p>WORLDLOC_VAULT_OF_GESS</text:p>
          </table:table-cell>
          <table:table-cell table:style-name="ce1" office:value-type="string">
            <text:p>The Vault of Gess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>
            <text:p>WORLDLOC_SEA_OF_GLASS</text:p>
          </table:table-cell>
          <table:table-cell table:style-name="ce1" office:value-type="string">
            <text:p>The Sea of Glass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>
            <text:p>WORDLOC_POLYBIUS</text:p>
          </table:table-cell>
          <table:table-cell table:style-name="ce1" office:value-type="string">
            <text:p>The Hold of Polybius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>
            <text:p>WORLDLOC_BAPHIS</text:p>
          </table:table-cell>
          <table:table-cell table:style-name="ce1" office:value-type="string">
            <text:p>Baphis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>
            <text:p>WORLDLOC_EREWO</text:p>
          </table:table-cell>
          <table:table-cell table:style-name="ce1" office:value-type="string">
            <text:p>Erewo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>
            <text:p>WORLDLOC_FORSTEN</text:p>
          </table:table-cell>
          <table:table-cell table:style-name="ce1" office:value-type="string">
            <text:p>Forsten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>
            <text:p>WORLDLOC_AGAT</text:p>
          </table:table-cell>
          <table:table-cell table:style-name="ce1" office:value-type="string">
            <text:p>Agat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>
            <text:p>WORLDLOC_KOPESH</text:p>
          </table:table-cell>
          <table:table-cell table:style-name="ce1" office:value-type="string">
            <text:p>Khopesh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>
            <text:p>WORLDLOC_SANDAKAR</text:p>
          </table:table-cell>
          <table:table-cell table:style-name="ce1" office:value-type="string">
            <text:p>Sandakar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>
            <text:p>WORLDLOC_MANDESH</text:p>
          </table:table-cell>
          <table:table-cell table:style-name="ce1" office:value-type="string">
            <text:p>Mandesh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>
            <text:p>WORLDLOC_SULUWER</text:p>
          </table:table-cell>
          <table:table-cell table:style-name="ce1" office:value-type="string">
            <text:p>Suluwer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>
            <text:p>WORLDLOC_AMENDASO</text:p>
          </table:table-cell>
          <table:table-cell table:style-name="ce1" office:value-type="string">
            <text:p>Amendaso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>
            <text:p>WORLDLOC_ZU_BHASIR</text:p>
          </table:table-cell>
          <table:table-cell table:style-name="ce1" office:value-type="string">
            <text:p>Zul Bhasir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>
            <text:p>WORLDLOC_SARKOMAND</text:p>
          </table:table-cell>
          <table:table-cell table:style-name="ce1" office:value-type="string">
            <text:p>Sarkomand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>
            <text:p>WORLDLOC_PALAS</text:p>
          </table:table-cell>
          <table:table-cell table:style-name="ce1" office:value-type="string">
            <text:p>Palas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>
            <text:p>WORLDLOC_TENK</text:p>
          </table:table-cell>
          <table:table-cell table:style-name="ce1" office:value-type="string">
            <text:p>Tenk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>
            <text:p>WORLDLOC_FORRUSH</text:p>
          </table:table-cell>
          <table:table-cell table:style-name="ce1" office:value-type="string">
            <text:p>Forrush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>
            <text:p>WORLDLOC_BORPHEE</text:p>
          </table:table-cell>
          <table:table-cell table:style-name="ce1" office:value-type="string">
            <text:p>Borphee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>
            <text:p>WORLDLOC_POSTUN</text:p>
          </table:table-cell>
          <table:table-cell table:style-name="ce1" office:value-type="string">
            <text:p>Postun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>
            <text:p>WORLDLOC_SULAT_AGAR</text:p>
          </table:table-cell>
          <table:table-cell table:style-name="ce1" office:value-type="string">
            <text:p>Sulat Agar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WORLDLOC_BEM</text:p>
          </table:table-cell>
          <table:table-cell office:value-type="string">
            <text:p>Bem</text:p>
          </table:table-cell>
          <table:table-cell table:number-columns-repeated="1022"/>
        </table:table-row>
        <table:table-row table:style-name="ro1">
          <table:table-cell office:value-type="string">
            <text:p>WORLDLOC_BES</text:p>
          </table:table-cell>
          <table:table-cell office:value-type="string">
            <text:p>Bes</text:p>
          </table:table-cell>
          <table:table-cell table:number-columns-repeated="1022"/>
        </table:table-row>
        <table:table-row table:style-name="ro1">
          <table:table-cell office:value-type="string">
            <text:p>WORLDLOC_LOMAR</text:p>
          </table:table-cell>
          <table:table-cell office:value-type="string">
            <text:p>Lomar</text:p>
          </table:table-cell>
          <table:table-cell table:number-columns-repeated="1022"/>
        </table:table-row>
        <table:table-row table:style-name="ro1">
          <table:table-cell office:value-type="string">
            <text:p>WORLDLOC_KAAR</text:p>
          </table:table-cell>
          <table:table-cell office:value-type="string">
            <text:p>Kaar</text:p>
          </table:table-cell>
          <table:table-cell table:number-columns-repeated="1022"/>
        </table:table-row>
        <table:table-row table:style-name="ro1">
          <table:table-cell office:value-type="string">
            <text:p>WORLDLOC_ZOBNA</text:p>
          </table:table-cell>
          <table:table-cell office:value-type="string">
            <text:p>Zobna</text:p>
          </table:table-cell>
          <table:table-cell table:number-columns-repeated="1022"/>
        </table:table-row>
        <table:table-row table:style-name="ro1">
          <table:table-cell office:value-type="string">
            <text:p>WORLDLOC_SELARN</text:p>
          </table:table-cell>
          <table:table-cell office:value-type="string">
            <text:p>Selar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ORLDLOC_THENAMELESSROCK</text:p>
          </table:table-cell>
          <table:table-cell table:style-name="ce1" office:value-type="string">
            <text:p>The Nameless Rock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WORLDLOC_VORNAI</text:p>
          </table:table-cell>
          <table:table-cell office:value-type="string">
            <text:p>Vornai</text:p>
          </table:table-cell>
          <table:table-cell table:number-columns-repeated="1022"/>
        </table:table-row>
        <table:table-row table:style-name="ro1">
          <table:table-cell office:value-type="string">
            <text:p>WORLDLOC_KADATH</text:p>
          </table:table-cell>
          <table:table-cell office:value-type="string">
            <text:p>Kadath</text:p>
          </table:table-cell>
          <table:table-cell table:number-columns-repeated="1022"/>
        </table:table-row>
        <table:table-row table:style-name="ro1">
          <table:table-cell office:value-type="string">
            <text:p>WORLDLOC_BIGHTOFBENNA</text:p>
          </table:table-cell>
          <table:table-cell office:value-type="string">
            <text:p>Bight of Benna</text:p>
          </table:table-cell>
          <table:table-cell table:number-columns-repeated="1022"/>
        </table:table-row>
        <table:table-row table:style-name="ro1">
          <table:table-cell office:value-type="string">
            <text:p>WORLDLOC_LELAGLENG</text:p>
          </table:table-cell>
          <table:table-cell office:value-type="string">
            <text:p>Lelag-Leng</text:p>
          </table:table-cell>
          <table:table-cell table:number-columns-repeated="1022"/>
        </table:table-row>
        <table:table-row table:style-name="ro1">
          <table:table-cell office:value-type="string">
            <text:p>WORLDLOC_INQUANOK</text:p>
          </table:table-cell>
          <table:table-cell office:value-type="string">
            <text:p>Inquanok</text:p>
          </table:table-cell>
          <table:table-cell table:number-columns-repeated="1022"/>
        </table:table-row>
        <table:table-row table:style-name="ro1">
          <table:table-cell office:value-type="string">
            <text:p>WORLDLOC_ZAIS</text:p>
          </table:table-cell>
          <table:table-cell office:value-type="string">
            <text:p>Zais</text:p>
          </table:table-cell>
          <table:table-cell table:number-columns-repeated="1022"/>
        </table:table-row>
        <table:table-row table:style-name="ro1">
          <table:table-cell office:value-type="string">
            <text:p>WORLDLOC_STETHELOS</text:p>
          </table:table-cell>
          <table:table-cell office:value-type="string">
            <text:p>Stethelos</text:p>
          </table:table-cell>
          <table:table-cell table:number-columns-repeated="1022"/>
        </table:table-row>
        <table:table-row table:style-name="ro1">
          <table:table-cell office:value-type="string">
            <text:p>WORLDLOC_THEELYS</text:p>
          </table:table-cell>
          <table:table-cell office:value-type="string">
            <text:p>Theelys</text:p>
          </table:table-cell>
          <table:table-cell table:number-columns-repeated="1022"/>
        </table:table-row>
        <table:table-row table:style-name="ro1">
          <table:table-cell office:value-type="string">
            <text:p>WORLDLOC_DOTHAR</text:p>
          </table:table-cell>
          <table:table-cell office:value-type="string">
            <text:p>Dotha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ORLDLOC_ILLARNEK</text:p>
          </table:table-cell>
          <table:table-cell table:style-name="ce1" office:value-type="string">
            <text:p>Illarnek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>
            <text:p>WORLDLOC_THRAA</text:p>
          </table:table-cell>
          <table:table-cell table:style-name="ce1" office:value-type="string">
            <text:p>Thraa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WORLDLOC_TBPW</text:p>
          </table:table-cell>
          <table:table-cell office:value-type="string">
            <text:p>The Basalt Pillars of the West</text:p>
          </table:table-cell>
          <table:table-cell table:number-columns-repeated="1022"/>
        </table:table-row>
        <table:table-row table:style-name="ro1">
          <table:table-cell office:value-type="string">
            <text:p>WORLDLOC_ENNON</text:p>
          </table:table-cell>
          <table:table-cell office:value-type="string">
            <text:p>Ennon</text:p>
          </table:table-cell>
          <table:table-cell table:number-columns-repeated="1022"/>
        </table:table-row>
        <table:table-row table:style-name="ro1">
          <table:table-cell office:value-type="string">
            <text:p>WORLDLOC_SONANYL</text:p>
          </table:table-cell>
          <table:table-cell office:value-type="string">
            <text:p>Sona-Nyl</text:p>
          </table:table-cell>
          <table:table-cell table:number-columns-repeated="1022"/>
        </table:table-row>
        <table:table-row table:style-name="ro1">
          <table:table-cell office:value-type="string">
            <text:p>WORLDLOC_ZURA</text:p>
          </table:table-cell>
          <table:table-cell office:value-type="string">
            <text:p>Zura</text:p>
          </table:table-cell>
          <table:table-cell table:number-columns-repeated="1022"/>
        </table:table-row>
        <table:table-row table:style-name="ro1">
          <table:table-cell office:value-type="string">
            <text:p>WORLDLOC_THALARION</text:p>
          </table:table-cell>
          <table:table-cell office:value-type="string">
            <text:p>Thalarion</text:p>
          </table:table-cell>
          <table:table-cell table:number-columns-repeated="1022"/>
        </table:table-row>
        <table:table-row table:style-name="ro1">
          <table:table-cell office:value-type="string">
            <text:p>WORLDLOC_SARNATH</text:p>
          </table:table-cell>
          <table:table-cell office:value-type="string">
            <text:p>Sarnath</text:p>
          </table:table-cell>
          <table:table-cell table:number-columns-repeated="1022"/>
        </table:table-row>
        <table:table-row table:style-name="ro1">
          <table:table-cell office:value-type="string">
            <text:p>WORLDLOC_IB</text:p>
          </table:table-cell>
          <table:table-cell office:value-type="string">
            <text:p>Ib</text:p>
          </table:table-cell>
          <table:table-cell table:number-columns-repeated="1022"/>
        </table:table-row>
        <table:table-row table:style-name="ro1">
          <table:table-cell office:value-type="string">
            <text:p>WORLDLOC_TELOTH</text:p>
          </table:table-cell>
          <table:table-cell office:value-type="string">
            <text:p>Teloth</text:p>
          </table:table-cell>
          <table:table-cell table:number-columns-repeated="1022"/>
        </table:table-row>
        <table:table-row table:style-name="ro1">
          <table:table-cell office:value-type="string">
            <text:p>WORLDLOC_APHORAT</text:p>
          </table:table-cell>
          <table:table-cell office:value-type="string">
            <text:p>Aphorat</text:p>
          </table:table-cell>
          <table:table-cell table:number-columns-repeated="1022"/>
        </table:table-row>
        <table:table-row table:style-name="ro1">
          <table:table-cell office:value-type="string">
            <text:p>WORLDLOC_ZAR</text:p>
          </table:table-cell>
          <table:table-cell office:value-type="string">
            <text:p>Zar</text:p>
          </table:table-cell>
          <table:table-cell table:number-columns-repeated="1022"/>
        </table:table-row>
        <table:table-row table:style-name="ro1">
          <table:table-cell office:value-type="string">
            <text:p>WORLDLOC_OONAI</text:p>
          </table:table-cell>
          <table:table-cell office:value-type="string">
            <text:p>Oonai</text:p>
          </table:table-cell>
          <table:table-cell table:number-columns-repeated="1022"/>
        </table:table-row>
        <table:table-row table:style-name="ro1">
          <table:table-cell office:value-type="string">
            <text:p>WORLDLOC_SINARA</text:p>
          </table:table-cell>
          <table:table-cell office:value-type="string">
            <text:p>Sinara</text:p>
          </table:table-cell>
          <table:table-cell table:number-columns-repeated="1022"/>
        </table:table-row>
        <table:table-row table:style-name="ro1">
          <table:table-cell office:value-type="string">
            <text:p>WORLDLOC_DYATHLEEN</text:p>
          </table:table-cell>
          <table:table-cell office:value-type="string">
            <text:p>Dyath-Leen</text:p>
          </table:table-cell>
          <table:table-cell table:number-columns-repeated="1022"/>
        </table:table-row>
        <table:table-row table:style-name="ro1">
          <table:table-cell office:value-type="string">
            <text:p>WORLDLOC_THAN</text:p>
          </table:table-cell>
          <table:table-cell office:value-type="string">
            <text:p>Thran</text:p>
          </table:table-cell>
          <table:table-cell table:number-columns-repeated="1022"/>
        </table:table-row>
        <table:table-row table:style-name="ro1">
          <table:table-cell office:value-type="string">
            <text:p>WORLDLOC_MATEL</text:p>
          </table:table-cell>
          <table:table-cell office:value-type="string">
            <text:p>Matel</text:p>
          </table:table-cell>
          <table:table-cell table:number-columns-repeated="1022"/>
        </table:table-row>
        <table:table-row table:style-name="ro1">
          <table:table-cell office:value-type="string">
            <text:p>WORLDLOC_SERRANIAN</text:p>
          </table:table-cell>
          <table:table-cell office:value-type="string">
            <text:p>Serranian</text:p>
          </table:table-cell>
          <table:table-cell table:number-columns-repeated="1022"/>
        </table:table-row>
        <table:table-row table:style-name="ro1">
          <table:table-cell office:value-type="string">
            <text:p>WORLDLOC_CELEPHAIS</text:p>
          </table:table-cell>
          <table:table-cell office:value-type="string">
            <text:p>Celephais</text:p>
          </table:table-cell>
          <table:table-cell table:number-columns-repeated="1022"/>
        </table:table-row>
        <table:table-row table:style-name="ro1">
          <table:table-cell office:value-type="string">
            <text:p>WORLDLOC_TSC</text:p>
          </table:table-cell>
          <table:table-cell office:value-type="string">
            <text:p>The Sunken City</text:p>
          </table:table-cell>
          <table:table-cell table:number-columns-repeated="1022"/>
        </table:table-row>
        <table:table-row table:style-name="ro1">
          <table:table-cell office:value-type="string">
            <text:p>WORLDLOC_TCWNTE</text:p>
          </table:table-cell>
          <table:table-cell office:value-type="string">
            <text:p>The-City-Well-Not-To-Enter</text:p>
          </table:table-cell>
          <table:table-cell table:number-columns-repeated="1022"/>
        </table:table-row>
        <table:table-row table:style-name="ro1">
          <table:table-cell office:value-type="string">
            <text:p>WORLDLOC_ILEKVAD</text:p>
          </table:table-cell>
          <table:table-cell office:value-type="string">
            <text:p>Ilek-Vad</text:p>
          </table:table-cell>
          <table:table-cell table:number-columns-repeated="1022"/>
        </table:table-row>
        <table:table-row table:style-name="ro1">
          <table:table-cell office:value-type="string">
            <text:p>WORLDLOC_MHOR</text:p>
          </table:table-cell>
          <table:table-cell office:value-type="string">
            <text:p>Mhor</text:p>
          </table:table-cell>
          <table:table-cell table:number-columns-repeated="1022"/>
        </table:table-row>
        <table:table-row table:style-name="ro1">
          <table:table-cell office:value-type="string">
            <text:p>WORLDLOC_TVN</text:p>
          </table:table-cell>
          <table:table-cell office:value-type="string">
            <text:p>The Vale of Night</text:p>
          </table:table-cell>
          <table:table-cell table:number-columns-repeated="1022"/>
        </table:table-row>
        <table:table-row table:style-name="ro1">
          <table:table-cell office:value-type="string">
            <text:p>WORLDLOC_TGC</text:p>
          </table:table-cell>
          <table:table-cell office:value-type="string">
            <text:p>The Greater Causeway</text:p>
          </table:table-cell>
          <table:table-cell table:number-columns-repeated="1022"/>
        </table:table-row>
        <table:table-row table:style-name="ro1">
          <table:table-cell office:value-type="string">
            <text:p>WORLDLOC_TTTS</text:p>
          </table:table-cell>
          <table:table-cell office:value-type="string">
            <text:p>The Ten Thousand Steps</text:p>
          </table:table-cell>
          <table:table-cell table:number-columns-repeated="1022"/>
        </table:table-row>
        <table:table-row table:style-name="ro1">
          <table:table-cell office:value-type="string">
            <text:p>WORLDLOC_TUS</text:p>
          </table:table-cell>
          <table:table-cell office:value-type="string">
            <text:p>The Underground Sea</text:p>
          </table:table-cell>
          <table:table-cell table:number-columns-repeated="1022"/>
        </table:table-row>
        <table:table-row table:style-name="ro1">
          <table:table-cell office:value-type="string">
            <text:p>WORLDLOC_TVZ</text:p>
          </table:table-cell>
          <table:table-cell office:value-type="string">
            <text:p>The Vaults of Zi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ORLDLOC_TOC</text:p>
          </table:table-cell>
          <table:table-cell table:style-name="ce1" office:value-type="string">
            <text:p>The Onyx City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WORLDLOC_HOMBUR</text:p>
          </table:table-cell>
          <table:table-cell office:value-type="string">
            <text:p>Hombur</text:p>
          </table:table-cell>
          <table:table-cell table:number-columns-repeated="1022"/>
        </table:table-row>
        <table:table-row table:style-name="ro1">
          <table:table-cell office:value-type="string">
            <text:p>WORLDLOC_TRS</text:p>
          </table:table-cell>
          <table:table-cell office:value-type="string">
            <text:p>The Round Stree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ORLDLOC_TOWM</text:p>
          </table:table-cell>
          <table:table-cell table:style-name="ce1" office:value-type="string">
            <text:p>The Oracle of the Western Machine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WORLDLOC_LHOSK</text:p>
          </table:table-cell>
          <table:table-cell office:value-type="string">
            <text:p>Lhosk</text:p>
          </table:table-cell>
          <table:table-cell table:number-columns-repeated="1022"/>
        </table:table-row>
        <table:table-row table:style-name="ro1">
          <table:table-cell office:value-type="string">
            <text:p>WORLDLOC_ADOS</text:p>
          </table:table-cell>
          <table:table-cell office:value-type="string">
            <text:p>Ado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ORLDLOC_TRKD</text:p>
          </table:table-cell>
          <table:table-cell table:style-name="ce1" office:value-type="string">
            <text:p>The Realm of the King of Dusk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WORLDLOC_YHTILL</text:p>
          </table:table-cell>
          <table:table-cell office:value-type="string">
            <text:p>Yhti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ORLDLOC_DIAS</text:p>
          </table:table-cell>
          <table:table-cell table:style-name="ce1" office:value-type="string">
            <text:p>Dias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>
            <text:p>WORLDLOC_BOTAR</text:p>
          </table:table-cell>
          <table:table-cell table:style-name="ce1" office:value-type="string">
            <text:p>Botar</text:p>
          </table:table-cell>
          <table:table-cell table:style-name="ce1" table:number-columns-repeated="1022"/>
        </table:table-row>
      </table:table>
      <table:database-ranges>
        <table:database-range table:target-range-address="Sheet1.A2:Sheet1.A9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5/14/2018</text:date>, <text:time>01:4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8-05-14T01:49:36.47</dc:date>
    <dc:creator>Griffin Jones</dc:creator>
    <meta:editing-duration>PT11H28M45S</meta:editing-duration>
    <meta:editing-cycles>6</meta:editing-cycles>
    <meta:document-statistic meta:table-count="1" meta:cell-count="184" meta:object-count="0"/>
  </office:meta>
</office:document-meta>
</file>